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0d95" officeooo:paragraph-rsid="00100d95"/>
    </style:style>
    <style:style style:name="P2" style:family="paragraph" style:parent-style-name="Standard">
      <style:text-properties fo:font-weight="bold" officeooo:rsid="00100d95" officeooo:paragraph-rsid="00100d95" style:font-weight-asian="bold" style:font-weight-complex="bold"/>
    </style:style>
    <style:style style:name="T1" style:family="text">
      <style:text-properties officeooo:rsid="001329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dos:</text:p>
      <text:p text:style-name="P1"/>
      <text:p text:style-name="P1">Informações básicas do candidato</text:p>
      <text:p text:style-name="P1"/>
      <text:p text:style-name="P2">Informação que consigo gerar:</text:p>
      <text:p text:style-name="P1">Empresas e experiências de acordo com o solicitado para a vaga, para gerar um indice comparativo.</text:p>
      <text:p text:style-name="P1"/>
      <text:p text:style-name="P2">Conhecimento:</text:p>
      <text:p text:style-name="P1">Cruzamento de informações da descrição da vaga, tempo de experiência maior para “pescar” o melhor candidato e comparar com histórico de candidatos já contratados que deram certo <text:span text:style-name="T1">(exemplo: índice X teve maior porcentagem de acerto para a vaga Y)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1.7.2$Linux_X86_64 LibreOffice_project/10$Build-2</meta:generator>
    <meta:editing-cycles>0</meta:editing-cycles>
    <meta:editing-duration>P0D</meta:editing-duration>
    <meta:document-statistic meta:table-count="0" meta:image-count="0" meta:object-count="0" meta:page-count="1" meta:paragraph-count="6" meta:word-count="65" meta:character-count="422" meta:non-whitespace-character-count="363"/>
  </office:meta>
</office:document-meta>
</file>